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T3" style:parent-style-name="Fonteparág.padrão" style:family="text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T4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T5" style:parent-style-name="Fonteparág.padrão" style:family="text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T6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P7" style:parent-style-name="Textbody" style:family="paragraph">
      <style:paragraph-properties fo:text-align="center"/>
    </style:style>
    <style:style style:name="T8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T9" style:parent-style-name="Fonteparág.padrão" style:family="text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T10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P11" style:parent-style-name="Textbody" style:family="paragraph">
      <style:paragraph-properties fo:text-align="center"/>
    </style:style>
    <style:style style:name="T12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T13" style:parent-style-name="Fonteparág.padrão" style:family="text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T14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T15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P16" style:parent-style-name="Textbody" style:family="paragraph">
      <style:paragraph-properties fo:text-align="center"/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17" style:parent-style-name="Textbody" style:family="paragraph">
      <style:paragraph-properties fo:text-align="center"/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18" style:parent-style-name="Textbody" style:family="paragraph">
      <style:paragraph-properties fo:text-align="center"/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19" style:parent-style-name="Textbody" style:family="paragraph">
      <style:text-properties style:font-name="Tahoma" style:font-name-complex="Tahoma" fo:font-size="11pt" style:font-size-asian="11pt" style:font-size-complex="11pt"/>
    </style:style>
    <style:style style:name="P20" style:parent-style-name="Textbody" style:family="paragraph">
      <style:text-properties style:font-name="Tahoma" style:font-name-complex="Tahoma" fo:font-size="11pt" style:font-size-asian="11pt" style:font-size-complex="11pt"/>
    </style:style>
    <style:style style:name="P21" style:parent-style-name="Textbody" style:family="paragraph">
      <style:text-properties style:font-name="Tahoma" style:font-name-complex="Tahoma" fo:font-size="11pt" style:font-size-asian="11pt" style:font-size-complex="11pt"/>
    </style:style>
    <style:style style:name="P22" style:parent-style-name="Textbody" style:family="paragraph">
      <style:text-properties style:font-name="Tahoma" style:font-name-complex="Tahoma" fo:font-size="11pt" style:font-size-asian="11pt" style:font-size-complex="11pt"/>
    </style:style>
    <style:style style:name="P23" style:parent-style-name="Textbody" style:family="paragraph">
      <style:text-properties style:font-name="Tahoma" style:font-name-complex="Tahoma" fo:font-size="11pt" style:font-size-asian="11pt" style:font-size-complex="11pt"/>
    </style:style>
    <style:style style:name="P24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25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26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27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28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29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30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31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32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33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34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35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36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37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38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39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40" style:parent-style-name="Textbody" style:family="paragraph">
      <style:text-properties style:font-name="Tahoma" style:font-name-complex="Tahoma" fo:font-size="11pt" style:font-size-asian="11pt" style:font-size-complex="11pt"/>
    </style:style>
    <style:style style:name="P41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42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43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44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45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46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47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48" style:parent-style-name="Textbody" style:family="paragraph">
      <style:text-properties style:font-name="Tahoma" style:font-name-complex="Tahoma" fo:font-size="11pt" style:font-size-asian="11pt" style:font-size-complex="11pt"/>
    </style:style>
    <style:style style:name="P49" style:parent-style-name="Textbody" style:family="paragraph">
      <style:text-properties style:font-name="Tahoma" style:font-name-complex="Tahoma" fo:font-size="11pt" style:font-size-asian="11pt" style:font-size-complex="11pt"/>
    </style:style>
    <style:style style:name="P50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51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52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53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54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55" style:parent-style-name="Textbody" style:family="paragraph">
      <style:text-properties style:font-name="Tahoma" style:font-name-complex="Tahoma" fo:font-size="11pt" style:font-size-asian="11pt" style:font-size-complex="11pt"/>
    </style:style>
    <style:style style:name="P56" style:parent-style-name="Textbody" style:family="paragraph">
      <style:text-properties style:font-name="Tahoma" style:font-name-complex="Tahoma" fo:font-size="11pt" style:font-size-asian="11pt" style:font-size-complex="11pt"/>
    </style:style>
    <style:style style:name="P57" style:parent-style-name="Textbody" style:family="paragraph">
      <style:text-properties style:font-name="Tahoma" style:font-name-complex="Tahoma" fo:font-size="11pt" style:font-size-asian="11pt" style:font-size-complex="11pt"/>
    </style:style>
    <style:style style:name="P58" style:parent-style-name="Textbody" style:family="paragraph">
      <style:text-properties style:font-name="Tahoma" style:font-name-complex="Tahoma" fo:font-size="11pt" style:font-size-asian="11pt" style:font-size-complex="11pt"/>
    </style:style>
    <style:style style:name="P59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60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61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62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63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64" style:parent-style-name="Textbody" style:family="paragraph">
      <style:text-properties style:font-name="Tahoma" style:font-name-complex="Tahoma" fo:font-size="11pt" style:font-size-asian="11pt" style:font-size-complex="11pt" fo:language="en" fo:country="US"/>
    </style:style>
    <style:style style:name="P65" style:parent-style-name="Textbody" style:family="paragraph">
      <style:text-properties style:font-name="Tahoma" style:font-name-complex="Tahoma" fo:font-size="11pt" style:font-size-asian="11pt" style:font-size-complex="11pt"/>
    </style:style>
    <style:style style:name="P66" style:parent-style-name="PreformattedText" style:family="paragraph">
      <style:text-properties style:font-name="Tahoma" style:font-name-asian="Noto Serif CJK SC" style:font-name-complex="Tahoma" fo:font-size="11pt" style:font-size-asian="11pt" style:font-size-complex="11pt"/>
    </style:style>
    <style:style style:name="P67" style:parent-style-name="PreformattedText" style:family="paragraph">
      <style:text-properties style:font-name="Tahoma" style:font-name-asian="Noto Serif CJK SC" style:font-name-complex="Tahoma" fo:font-size="11pt" style:font-size-asian="11pt" style:font-size-complex="11pt"/>
    </style:style>
    <style:style style:name="P68" style:parent-style-name="PreformattedText" style:family="paragraph">
      <style:text-properties style:font-name="Tahoma" style:font-name-asian="Noto Serif CJK SC" style:font-name-complex="Tahoma" fo:font-size="11pt" style:font-size-asian="11pt" style:font-size-complex="11pt" fo:language="en" fo:country="US"/>
    </style:style>
    <style:style style:name="P69" style:parent-style-name="PreformattedText" style:family="paragraph">
      <style:text-properties style:font-name="Tahoma" style:font-name-asian="Noto Serif CJK SC" style:font-name-complex="Tahoma" fo:font-size="11pt" style:font-size-asian="11pt" style:font-size-complex="11pt"/>
    </style:style>
    <style:style style:name="P70" style:parent-style-name="PreformattedText" style:family="paragraph">
      <style:text-properties style:font-name="Tahoma" style:font-name-asian="Noto Serif CJK SC" style:font-name-complex="Tahoma" fo:font-size="11pt" style:font-size-asian="11pt" style:font-size-complex="11pt" fo:language="en" fo:country="US"/>
    </style:style>
    <style:style style:name="P71" style:parent-style-name="PreformattedText" style:family="paragraph">
      <style:text-properties style:font-name="Tahoma" style:font-name-asian="Noto Serif CJK SC" style:font-name-complex="Tahoma" fo:font-size="11pt" style:font-size-asian="11pt" style:font-size-complex="11pt" fo:language="en" fo:country="US"/>
    </style:style>
    <style:style style:name="P72" style:parent-style-name="PreformattedText" style:family="paragraph">
      <style:text-properties style:font-name="Tahoma" style:font-name-asian="Noto Serif CJK SC" style:font-name-complex="Tahoma" fo:font-size="11pt" style:font-size-asian="11pt" style:font-size-complex="11pt" fo:language="en" fo:country="US"/>
    </style:style>
    <style:style style:name="P73" style:parent-style-name="PreformattedText" style:family="paragraph">
      <style:text-properties style:font-name="Tahoma" style:font-name-asian="Noto Serif CJK SC" style:font-name-complex="Tahoma" fo:font-size="11pt" style:font-size-asian="11pt" style:font-size-complex="11pt"/>
    </style:style>
    <style:style style:name="T74" style:parent-style-name="Fonteparág.padrão" style:family="text">
      <style:text-properties style:font-name="Tahoma" style:font-name-asian="Noto Serif CJK SC" style:font-name-complex="Tahoma" fo:font-size="11pt" style:font-size-asian="11pt" style:font-size-complex="11pt"/>
    </style:style>
    <style:style style:name="P75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76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T77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T78" style:parent-style-name="Fonteparág.padrão" style:family="text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T79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P80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81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82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83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84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85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86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87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88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89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90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91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92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T93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T94" style:parent-style-name="Fonteparág.padrão" style:family="text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T95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P96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97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98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99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00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01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02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03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04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05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06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07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T108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T109" style:parent-style-name="Fonteparág.padrão" style:family="text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T110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P111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12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13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14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15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16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17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T118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T119" style:parent-style-name="Fonteparág.padrão" style:family="text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T120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P121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22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23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24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25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26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27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28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T129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T130" style:parent-style-name="Fonteparág.padrão" style:family="text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T131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P132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33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34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35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36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37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38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39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40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41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42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43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T144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T145" style:parent-style-name="Fonteparág.padrão" style:family="text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T146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P147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48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T149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T150" style:parent-style-name="Fonteparág.padrão" style:family="text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T151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P152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53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54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55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56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57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58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59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60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61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62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63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T164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T165" style:parent-style-name="Fonteparág.padrão" style:family="text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T166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P167" style:parent-style-name="Normal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68" style:parent-style-name="Normal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69" style:parent-style-name="Normal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70" style:parent-style-name="Normal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71" style:parent-style-name="Normal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72" style:parent-style-name="Normal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73" style:parent-style-name="Normal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74" style:parent-style-name="Normal" style:family="paragraph">
      <style:text-properties style:font-name="Tahoma" style:font-name-complex="Tahoma" fo:font-size="11pt" style:font-size-asian="11pt" style:font-size-complex="11pt"/>
    </style:style>
    <style:style style:name="P175" style:parent-style-name="PreformattedText" style:family="paragraph">
      <style:paragraph-properties fo:break-before="page"/>
    </style:style>
    <style:style style:name="T176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T177" style:parent-style-name="Fonteparág.padrão" style:family="text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T178" style:parent-style-name="Fonteparág.padrão" style:family="text">
      <style:text-properties style:font-name="Tahoma" style:font-name-complex="Tahoma" fo:font-size="11pt" style:font-size-asian="11pt" style:font-size-complex="11pt"/>
    </style:style>
    <style:style style:name="P179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80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81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82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83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84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85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86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87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188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89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90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91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92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93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94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195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196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197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198" style:parent-style-name="PreformattedText" style:family="paragraph">
      <style:paragraph-properties fo:break-before="page"/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199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200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201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02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03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04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205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06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T207" style:parent-style-name="Fonteparág.padrão" style:family="text">
      <style:text-properties style:font-name="Tahoma" style:font-name-complex="Tahoma" fo:font-weight="bold" style:font-weight-asian="bold" style:font-weight-complex="bold" fo:color="#000000" fo:font-size="11pt" style:font-size-asian="11pt" style:font-size-complex="11pt"/>
    </style:style>
    <style:style style:name="T208" style:parent-style-name="Fonteparág.padrão" style:family="text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T209" style:parent-style-name="Fonteparág.padrão" style:family="text">
      <style:text-properties style:font-name="Tahoma" style:font-name-complex="Tahoma" fo:font-weight="bold" style:font-weight-asian="bold" style:font-weight-complex="bold" fo:color="#000000" fo:font-size="11pt" style:font-size-asian="11pt" style:font-size-complex="11pt"/>
    </style:style>
    <style:style style:name="T210" style:parent-style-name="Fonteparág.padrão" style:family="text">
      <style:text-properties style:font-name="Tahoma" style:font-name-complex="Tahoma" fo:color="#000000" fo:font-size="11pt" style:font-size-asian="11pt" style:font-size-complex="11pt"/>
    </style:style>
    <style:style style:name="P211" style:parent-style-name="PreformattedText" style:family="paragraph">
      <style:text-properties style:font-name="Tahoma" style:font-name-complex="Tahoma" fo:font-weight="bold" style:font-weight-asian="bold" style:font-weight-complex="bold" fo:color="#000000" fo:font-size="11pt" style:font-size-asian="11pt" style:font-size-complex="11pt"/>
    </style:style>
    <style:style style:name="T212" style:parent-style-name="Fonteparág.padrão" style:family="text">
      <style:text-properties style:font-name="Tahoma" style:font-name-complex="Tahoma" fo:font-weight="bold" style:font-weight-asian="bold" style:font-weight-complex="bold" fo:color="#000000" fo:font-size="11pt" style:font-size-asian="11pt" style:font-size-complex="11pt"/>
    </style:style>
    <style:style style:name="T213" style:parent-style-name="Fonteparág.padrão" style:family="text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T214" style:parent-style-name="Fonteparág.padrão" style:family="text">
      <style:text-properties style:font-name="Tahoma" style:font-name-complex="Tahoma" fo:font-weight="bold" style:font-weight-asian="bold" style:font-weight-complex="bold" fo:color="#000000" fo:font-size="11pt" style:font-size-asian="11pt" style:font-size-complex="11pt"/>
    </style:style>
    <style:style style:name="T215" style:parent-style-name="Fonteparág.padrão" style:family="text">
      <style:text-properties style:font-name="Tahoma" style:font-name-complex="Tahoma" fo:color="#000000" fo:font-size="11pt" style:font-size-asian="11pt" style:font-size-complex="11pt" fo:language="en" fo:country="US"/>
    </style:style>
    <style:style style:name="P216" style:parent-style-name="PreformattedText" style:family="paragraph">
      <style:text-properties style:font-name="Tahoma" style:font-name-complex="Tahoma" fo:color="#000000" fo:font-size="11pt" style:font-size-asian="11pt" style:font-size-complex="11pt" fo:language="en" fo:country="US"/>
    </style:style>
    <style:style style:name="T217" style:parent-style-name="StrongEmphasis" style:family="text">
      <style:text-properties style:font-name="Tahoma" style:font-name-complex="Tahoma" fo:font-size="11pt" style:font-size-asian="11pt" style:font-size-complex="11pt"/>
    </style:style>
    <style:style style:name="T218" style:parent-style-name="Fonteparág.padrão" style:family="text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T219" style:parent-style-name="StrongEmphasis" style:family="text">
      <style:text-properties style:font-name="Tahoma" style:font-name-complex="Tahoma" fo:font-size="11pt" style:font-size-asian="11pt" style:font-size-complex="11pt"/>
    </style:style>
    <style:style style:name="T220" style:parent-style-name="Fonteparág.padrão" style:family="text">
      <style:text-properties style:font-name="Tahoma" style:font-name-complex="Tahoma" fo:color="#000000" fo:font-size="11pt" style:font-size-asian="11pt" style:font-size-complex="11pt"/>
    </style:style>
    <style:style style:name="T221" style:parent-style-name="Fonteparág.padrão" style:family="text">
      <style:text-properties style:font-name="Tahoma" style:font-name-complex="Tahoma" fo:color="#000000" fo:font-size="11pt" style:font-size-asian="11pt" style:font-size-complex="11pt"/>
    </style:style>
    <style:style style:name="T222" style:parent-style-name="Fonteparág.padrão" style:family="text">
      <style:text-properties style:font-name="Tahoma" style:font-name-complex="Tahoma" fo:color="#000000" fo:font-size="11pt" style:font-size-asian="11pt" style:font-size-complex="11pt" fo:language="en" fo:country="US"/>
    </style:style>
    <style:style style:name="T223" style:parent-style-name="Fonteparág.padrão" style:family="text">
      <style:text-properties style:font-name="Tahoma" style:font-name-complex="Tahoma" fo:color="#000000" fo:font-size="11pt" style:font-size-asian="11pt" style:font-size-complex="11pt" fo:language="en" fo:country="US"/>
    </style:style>
    <style:style style:name="P224" style:parent-style-name="PreformattedText" style:family="paragraph">
      <style:text-properties style:font-name="Tahoma" style:font-name-complex="Tahoma" fo:color="#000000" fo:font-size="11pt" style:font-size-asian="11pt" style:font-size-complex="11pt" fo:language="en" fo:country="US"/>
    </style:style>
    <style:style style:name="T225" style:parent-style-name="StrongEmphasis" style:family="text">
      <style:text-properties style:font-name="Tahoma" style:font-name-complex="Tahoma" style:font-weight-complex="normal" fo:font-size="11pt" style:font-size-asian="11pt" style:font-size-complex="11pt"/>
    </style:style>
    <style:style style:name="T226" style:parent-style-name="Fonteparág.padrão" style:family="text">
      <style:text-properties style:font-name="Tahoma" style:font-name-complex="Tahoma" fo:color="#000000" fo:font-size="11pt" style:font-size-asian="11pt" style:font-size-complex="11pt"/>
    </style:style>
    <style:style style:name="T227" style:parent-style-name="Fonteparág.padrão" style:family="text">
      <style:text-properties style:font-name="Tahoma" style:font-name-complex="Tahoma" fo:color="#000000" fo:font-size="11pt" style:font-size-asian="11pt" style:font-size-complex="11pt"/>
    </style:style>
    <style:style style:name="T228" style:parent-style-name="Fonteparág.padrão" style:family="text">
      <style:text-properties style:font-name="Tahoma" style:font-name-complex="Tahoma" fo:color="#000000" fo:font-size="11pt" style:font-size-asian="11pt" style:font-size-complex="11pt"/>
    </style:style>
    <style:style style:name="T229" style:parent-style-name="Fonteparág.padrão" style:family="text">
      <style:text-properties style:font-name="Tahoma" style:font-name-complex="Tahoma" fo:color="#000000" fo:font-size="11pt" style:font-size-asian="11pt" style:font-size-complex="11pt"/>
    </style:style>
    <style:style style:name="P230" style:parent-style-name="PreformattedText" style:family="paragraph">
      <style:text-properties style:font-name="Tahoma" style:font-name-complex="Tahoma" fo:font-weight="bold" style:font-weight-asian="bold" fo:color="#000000" fo:font-size="11pt" style:font-size-asian="11pt" style:font-size-complex="11pt"/>
    </style:style>
    <style:style style:name="T231" style:parent-style-name="StrongEmphasis" style:family="text">
      <style:text-properties style:font-name="Tahoma" style:font-name-complex="Tahoma" style:font-weight-complex="normal" fo:font-size="11pt" style:font-size-asian="11pt" style:font-size-complex="11pt"/>
    </style:style>
    <style:style style:name="T232" style:parent-style-name="Fonteparág.padrão" style:family="text">
      <style:text-properties style:font-name="Tahoma" style:font-name-complex="Tahoma" fo:color="#000000" fo:font-size="11pt" style:font-size-asian="11pt" style:font-size-complex="11pt"/>
    </style:style>
    <style:style style:name="T233" style:parent-style-name="Fonteparág.padrão" style:family="text">
      <style:text-properties style:font-name="Tahoma" style:font-name-complex="Tahoma" fo:color="#000000" fo:font-size="11pt" style:font-size-asian="11pt" style:font-size-complex="11pt"/>
    </style:style>
    <style:style style:name="T234" style:parent-style-name="Fonteparág.padrão" style:family="text">
      <style:text-properties style:font-name="Tahoma" style:font-name-complex="Tahoma" fo:color="#000000" fo:font-size="11pt" style:font-size-asian="11pt" style:font-size-complex="11pt"/>
    </style:style>
    <style:style style:name="P235" style:parent-style-name="PreformattedText" style:family="paragraph">
      <style:text-properties style:font-name="Tahoma" style:font-name-complex="Tahoma" fo:color="#000000" fo:font-size="11pt" style:font-size-asian="11pt" style:font-size-complex="11pt"/>
    </style:style>
    <style:style style:name="T236" style:parent-style-name="Fonteparág.padrão" style:family="text">
      <style:text-properties style:font-name="Tahoma" style:font-name-complex="Tahoma" fo:font-weight="bold" style:font-weight-asian="bold" style:font-weight-complex="bold" fo:color="#000000" fo:font-size="11pt" style:font-size-asian="11pt" style:font-size-complex="11pt"/>
    </style:style>
    <style:style style:name="T237" style:parent-style-name="Fonteparág.padrão" style:family="text">
      <style:text-properties style:font-name="Tahoma" style:font-name-complex="Tahoma" fo:color="#000000" fo:font-size="11pt" style:font-size-asian="11pt" style:font-size-complex="11pt"/>
    </style:style>
    <style:style style:name="T238" style:parent-style-name="StrongEmphasis" style:family="text">
      <style:text-properties style:font-name="Tahoma" style:font-name-complex="Tahoma" fo:font-size="11pt" style:font-size-asian="11pt" style:font-size-complex="11pt"/>
    </style:style>
    <style:style style:name="T239" style:parent-style-name="SourceText" style:family="text">
      <style:text-properties style:font-name="Tahoma" style:font-name-complex="Tahoma" fo:font-size="11pt" style:font-size-asian="11pt" style:font-size-complex="11pt"/>
    </style:style>
    <style:style style:name="T240" style:parent-style-name="SourceText" style:family="text">
      <style:text-properties style:font-name="Tahoma" style:font-name-complex="Tahoma" fo:font-size="11pt" style:font-size-asian="11pt" style:font-size-complex="11pt" fo:language="en" fo:country="US"/>
    </style:style>
    <style:style style:name="T241" style:parent-style-name="SourceText" style:family="text">
      <style:text-properties style:font-name="Tahoma" style:font-name-complex="Tahoma" fo:font-size="11pt" style:font-size-asian="11pt" style:font-size-complex="11pt" fo:language="en" fo:country="US"/>
    </style:style>
    <style:style style:name="T242" style:parent-style-name="SourceText" style:family="text">
      <style:text-properties style:font-name="Tahoma" style:font-name-complex="Tahoma" fo:font-size="11pt" style:font-size-asian="11pt" style:font-size-complex="11pt" fo:language="en" fo:country="US"/>
    </style:style>
    <style:style style:name="P243" style:parent-style-name="Normal" style:family="paragraph">
      <style:text-properties style:font-name="Tahoma" style:font-name-complex="Tahoma" fo:font-size="11pt" style:font-size-asian="11pt" style:font-size-complex="11pt" fo:language="en" fo:country="US"/>
    </style:style>
    <style:style style:name="P244" style:parent-style-name="Normal" style:family="paragraph">
      <style:text-properties style:font-name="Tahoma" style:font-name-complex="Tahoma" fo:font-size="11pt" style:font-size-asian="11pt" style:font-size-complex="11pt" fo:language="en" fo:country="US"/>
    </style:style>
    <style:style style:name="P245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246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47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248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249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50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51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252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53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54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55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56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57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258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59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60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61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62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63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64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265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266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267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68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69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70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71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72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273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74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275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276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77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278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279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80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81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82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83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284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 fo:language="en" fo:country="US"/>
    </style:style>
    <style:style style:name="P285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286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87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88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89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90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91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92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293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 fo:language="en" fo:country="US"/>
    </style:style>
    <style:style style:name="T294" style:parent-style-name="Fonteparág.padrão" style:family="text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295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96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97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98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299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300" style:parent-style-name="PreformattedText" style:family="paragraph">
      <style:text-properties style:font-name="Tahoma" style:font-name-complex="Tahoma" fo:font-size="11pt" style:font-size-asian="11pt" style:font-size-complex="11pt" fo:language="en" fo:country="US"/>
    </style:style>
    <style:style style:name="P301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02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303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304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05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06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07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08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09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10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11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312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313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14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15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16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17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18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19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20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321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22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23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24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25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326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327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28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29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30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31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32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T333" style:parent-style-name="Fonteparág.padrão" style:family="text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334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35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36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37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38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39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340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P341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42" style:parent-style-name="PreformattedText" style:family="paragraph">
      <style:text-properties style:font-name="Tahoma" style:font-name-complex="Tahoma" fo:font-size="11pt" style:font-size-asian="11pt" style:font-size-complex="11pt"/>
    </style:style>
    <style:style style:name="P343" style:parent-style-name="PreformattedText" style:family="paragraph">
      <style:text-properties style:font-name="Tahoma" style:font-name-complex="Tahoma" fo:font-weight="bold" style:font-weight-asian="bold" style:font-weight-complex="bold" fo:font-size="11pt" style:font-size-asian="11pt" style:font-size-complex="11pt"/>
    </style:style>
    <style:style style:name="T344" style:parent-style-name="Fonteparág.padrão" style:family="text">
      <style:text-properties style:font-name="Tahoma" style:font-name-complex="Tahoma" fo:font-size="11pt" style:font-size-asian="11pt" style:font-size-complex="11pt"/>
    </style:style>
  </office:automatic-styles>
  <office:body>
    <office:text text:use-soft-page-breaks="true">
      <text:p text:style-name="P1"><text:span text:style-name="T2">INSERT INTO `</text:span><text:span text:style-name="T3">ALUNOS</text:span><text:span text:style-name="T4">` (`</text:span><text:span text:style-name="T5">NOME</text:span><text:span text:style-name="T6">`)</text:span></text:p>
      <text:p text:style-name="P7"><text:span text:style-name="T8">VALUES (‘</text:span><text:span text:style-name="T9">Nicole Carolina Amorim de Andrade</text:span><text:span text:style-name="T10">’),</text:span></text:p>
      <text:p text:style-name="P11"><text:span text:style-name="T12">(‘</text:span><text:span text:style-name="T13">Guilherme de Oliveira</text:span><text:span text:style-name="T14">’</text:span><text:span text:style-name="T15">);</text:span></text:p>
      <text:p text:style-name="P16"/>
      <text:p text:style-name="P17"/>
      <text:p text:style-name="P18">CONTINUIDADE NO TRABALHO, TEMA ESCOLHIDO: BIBLIOTECA.</text:p>
      <text:p text:style-name="P19"/>
      <text:p text:style-name="P20"/>
      <text:p text:style-name="P21"/>
      <text:p text:style-name="P22">DROP DATABASE IF EXISTS `biblioteca`;<text:line-break/>CREATE DATABASE `biblioteca`;<text:line-break/>USE `biblioteca`;</text:p>
      <text:p text:style-name="P23"> </text:p>
      <text:p text:style-name="P24">CREATE TABLE `biblioteca`.`aluguel` (<text:line-break/>id INT NOT NULL AUTO_INCREMENT,</text:p>
      <text:p text:style-name="P25">data_inicio DATE NOT NULL,<text:line-break/>data_devolucao DATE NOT NULL,</text:p>
      <text:p text:style-name="P26">valor_total FLOAT NOT NULL,</text:p>
      <text:p text:style-name="P27">pago_sim_nao INT NOT NULL,<text:line-break/>PRIMARY KEY (`id`)<text:line-break/>);</text:p>
      <text:p text:style-name="P28"><text:line-break/>CREATE TABLE `biblioteca`.`cliente` (<text:line-break/>id INT NOT NULL AUTO_INCREMENT,<text:line-break/>nome_cliente VARCHAR(100) NOT NULL,<text:line-break/>cpf VARCHAR(11) UNIQUE NOT NULL,<text:line-break/>endereco VARCHAR(100) NOT NULL,<text:line-break/><text:s/>PRIMARY KEY (`id`)<text:line-break/>);</text:p>
      <text:p text:style-name="P29"><text:line-break/>CREATE TABLE `biblioteca`.`formas_de_pagamento` (<text:line-break/>id INT NOT NULL AUTO_INCREMENT,<text:line-break/>pix INT NOT NULL,</text:p>
      <text:p text:style-name="P30">dinheiro INT NOT NULL,</text:p>
      <text:p text:style-name="P31">cartao_debito INT NOT NULL,<text:line-break/>cartao_credito INT NOT NULL,<text:line-break/>PRIMARY KEY (`id`)<text:line-break/>);</text:p>
      <text:p text:style-name="P32"/>
      <text:soft-page-break/>
      <text:p text:style-name="P33">CREATE TABLE `biblioteca`.`genero` (<text:line-break/>id INT NOT NULL AUTO_INCREMENT,<text:line-break/>titulo_genero VARCHAR(40) NOT NULL,<text:line-break/>PRIMARY KEY (`id`)<text:line-break/>);</text:p>
      <text:p text:style-name="P34"/>
      <text:p text:style-name="P35">CREATE TABLE `biblioteca`.`autor` (<text:line-break/>id INT NOT NULL AUTO_INCREMENT,<text:line-break/>nome_autor VARCHAR(100) NOT NULL,<text:line-break/>    data_nascimento DATE NOT NULL,<text:line-break/>    nacionalidade VARCHAR(50) NOT NULL,<text:line-break/><text:line-break/>    PRIMARY KEY (`id`)<text:line-break/>);</text:p>
      <text:p text:style-name="P36"> </text:p>
      <text:p text:style-name="P37"> </text:p>
      <text:p text:style-name="P38">CREATE TABLE `biblioteca`.`livro` (</text:p>
      <text:p text:style-name="P39">id INT NOT NULL AUTO_INCREMENT,</text:p>
      <text:p text:style-name="P40">titulo_livro VARCHAR(150) NOT NULL,</text:p>
      <text:p text:style-name="P41">data_publicacao DATE NOT NULL,</text:p>
      <text:p text:style-name="P42">valor_livro FLOAT NOT NULL,</text:p>
      <text:p text:style-name="P43">genero_id INT NOT NULL,</text:p>
      <text:p text:style-name="P44">autor_id INT NOT NULL,</text:p>
      <text:p text:style-name="P45">PRIMARY KEY (`id`),</text:p>
      <text:p text:style-name="P46">FOREIGN KEY (`genero_id`) REFERENCES `genero` (`id`),</text:p>
      <text:p text:style-name="P47">FOREIGN KEY (`autor_id`) REFERENCES `autor` (`id`)</text:p>
      <text:p text:style-name="P48">);</text:p>
      <text:p text:style-name="P49"><text:line-break/>CREATE TABLE `biblioteca`.`livro_aluguel` (</text:p>
      <text:p text:style-name="P50">id INT NOT NULL AUTO_INCREMENT,</text:p>
      <text:p text:style-name="P51">aluguel_id INT NOT NULL,</text:p>
      <text:p text:style-name="P52">livro_id INT NOT NULL,</text:p>
      <text:p text:style-name="P53">PRIMARY KEY (`id`),</text:p>
      <text:p text:style-name="P54">FOREIGN KEY (`aluguel_id`) REFERENCES `aluguel` (`id`),</text:p>
      <text:p text:style-name="P55">FOREIGN KEY (`livro_id`) REFERENCES `livro` (`id`)</text:p>
      <text:p text:style-name="P56">);</text:p>
      <text:p text:style-name="P57"/>
      <text:p text:style-name="P58">CREATE TABLE `biblioteca`.`cliente_aluguel` (</text:p>
      <text:p text:style-name="P59">id INT NOT NULL AUTO_INCREMENT,</text:p>
      <text:p text:style-name="P60">aluguel_id INT NOT NULL,</text:p>
      <text:p text:style-name="P61">cliente_id INT NOT NULL,</text:p>
      <text:p text:style-name="P62">PRIMARY KEY (`id`),</text:p>
      <text:p text:style-name="P63">FOREIGN KEY (`aluguel_id`) REFERENCES `aluguel` (`id`),</text:p>
      <text:p text:style-name="P64">FOREIGN KEY (`cliente_id`) REFERENCES `cliente` (`id`)</text:p>
      <text:p text:style-name="P65">);</text:p>
      <text:p text:style-name="P66"/>
      <text:p text:style-name="P67">CREATE TABLE `biblioteca`.`formasdepagamento_aluguel` (</text:p>
      <text:p text:style-name="P68">id INT NOT NULL AUTO_INCREMENT,</text:p>
      <text:p text:style-name="P69">formas_de_pagamento_id INT NOT NULL,</text:p>
      <text:p text:style-name="P70">aluguel_id INT NOT NULL,</text:p>
      <text:p text:style-name="P71">PRIMARY KEY (`id`),</text:p>
      <text:p text:style-name="P72">FOREIGN KEY (`aluguel_id`) REFERENCES `aluguel` (`id`),</text:p>
      <text:p text:style-name="P73">FOREIGN KEY (`formas_de_pagamento_id`) REFERENCES `formas_de_pagamento` (`id`)</text:p>
      <text:p text:style-name="PreformattedText"><text:span text:style-name="T74">);</text:span></text:p>
      <text:p text:style-name="P75"/>
      <text:p text:style-name="P76"/>
      <text:p text:style-name="PreformattedText"><text:span text:style-name="T77">INSERT INTO `</text:span><text:span text:style-name="T78">cliente</text:span><text:span text:style-name="T79">` (`nome_cliente`, `cpf`, `endereco`)</text:span></text:p>
      <text:p text:style-name="P80">VALUES ('John Andrew Winchester', '78945612321', 'Rua dos Pactos com olhos amarelos, 50'),</text:p>
      <text:p text:style-name="P81">('Mary Campbell Winchester', '56478912336', 'Rua dos queimados, 80'),</text:p>
      <text:p text:style-name="P82">('Dean Campbell Winchester', '75751236428', 'Rua dos mimicos, 500'),</text:p>
      <text:p text:style-name="P83">('Samuel Campbell Winchester', '78451236912', 'Rua da velhice, 90'),</text:p>
      <text:p text:style-name="P84">('Bob Singer', '12365478923', 'Rua dos leviatã, 50'),</text:p>
      <text:p text:style-name="P85">('Pamela Bakers', '78945612391', 'Rua das cegas, 89'),</text:p>
      <text:p text:style-name="P86">('Jody Mills', '12358964789', 'Rua dos xerifes, 78'),</text:p>
      <text:p text:style-name="P87">('Jack Clain Winchester', '65412398756', 'Rua dos neflins, 96'),</text:p>
      <text:p text:style-name="P88">('Jessica Moore', '986325417', 'Rua das namoradas, 54'),</text:p>
      <text:p text:style-name="P89">('Kevin Tran', '45636978912', 'Rua dos profetas, 63'),</text:p>
      <text:p text:style-name="P90">('Bella Talbot', '235897469', 'Rua das ladras, 171');</text:p>
      <text:p text:style-name="P91"/>
      <text:p text:style-name="P92"/>
      <text:p text:style-name="PreformattedText"><text:span text:style-name="T93">INSERT INTO `</text:span><text:span text:style-name="T94">livro</text:span><text:span text:style-name="T95">` (`titulo_livro`, `data_publicacao`, `valor_livro`, `genero_id`, `autor_id`)</text:span></text:p>
      <text:p text:style-name="P96">VALUES</text:p>
      <text:p text:style-name="P97">('A mulher de branco', '2000-05-10', '50.90', '5', '1'),</text:p>
      <text:p text:style-name="P98">('Missao dolorosa', '2005-08-11', '99.99', '2', '1'),</text:p>
      <text:p text:style-name="P99">('Local Misterioso', '2009-10-06', '51.90', '2', '2'),</text:p>
      <text:p text:style-name="P100">('Todo mundo odeia Meta-historia', '2011-10-05', '59.90', '3', '2'),</text:p>
      <text:p text:style-name="P101">('Route 666', '2005-10-11', '20.99', '1', '5'),</text:p>
      <text:p text:style-name="P102">('Sem saida', '1999-06-10', '15.90', '3', '4'),</text:p>
      <text:p text:style-name="P103">('Croatoan', '1985-12-10', '15.90', '2', '3'),</text:p>
      <text:p text:style-name="P104">('Caminhante noturno', '2001-02-02', '58.99', '1', '4'),</text:p>
      <text:p text:style-name="P105">('Carry On', '2020-12-11', '100.00', '1', '2'),</text:p>
      <text:p text:style-name="P106">('Dom casmurro', '1899-10-10', '55.90', '4', '5');</text:p>
      <text:p text:style-name="P107"/>
      <text:p text:style-name="PreformattedText"><text:span text:style-name="T108">INSERT INTO `</text:span><text:span text:style-name="T109">genero</text:span><text:span text:style-name="T110">` (`titulo_genero`)</text:span></text:p>
      <text:soft-page-break/>
      <text:p text:style-name="P111">VALUES</text:p>
      <text:p text:style-name="P112">('Romance'),</text:p>
      <text:p text:style-name="P113">('Fantasia'),</text:p>
      <text:p text:style-name="P114">('Poesia'),</text:p>
      <text:p text:style-name="P115">('Literatura'),</text:p>
      <text:p text:style-name="P116">('Terror');</text:p>
      <text:p text:style-name="P117"/>
      <text:p text:style-name="PreformattedText"><text:span text:style-name="T118">INSERT INTO `</text:span><text:span text:style-name="T119">autor</text:span><text:span text:style-name="T120">` (`nome_autor`, `data_nascimento`, `nacionalidade`)</text:span></text:p>
      <text:p text:style-name="P121">VALUES</text:p>
      <text:p text:style-name="P122">(`Chuck Religion`, `23-05-185`, `Americano`),</text:p>
      <text:p text:style-name="P123">('Metatron Escrivan', '1992-06-10', 'Irlandes'),</text:p>
      <text:p text:style-name="P124">('Charlie Bradbury', '2003-05-08', 'Americana'),</text:p>
      <text:p text:style-name="P125">('Clair Novak', '1975-11-04', 'Canadense'),</text:p>
      <text:p text:style-name="P126">('Castiel Angelos', '1974-10-06', 'Mexicano'),</text:p>
      <text:p text:style-name="P127">('Machado de Assis', '1899-01-12', 'Brasileiro');</text:p>
      <text:p text:style-name="P128"/>
      <text:p text:style-name="PreformattedText"><text:span text:style-name="T129">INSERT INTO<text:s/></text:span><text:span text:style-name="T130">`aluguel</text:span><text:span text:style-name="T131">` (`data_inicio`, `data_devolucao`, `valor_total`, `pago_sim_nao`)</text:span></text:p>
      <text:p text:style-name="P132">VALUES<text:s/></text:p>
      <text:p text:style-name="P133">('2023-10-15', '2023-11-10', '5.90', 1),</text:p>
      <text:p text:style-name="P134">('2023-12-01', '2023-12-04', '6.90', 0),</text:p>
      <text:p text:style-name="P135">('2023-11-05', '2023-12-01', '14.00', 1),</text:p>
      <text:p text:style-name="P136">('2023-04-04', '2023-04-20', '5.90', 1),</text:p>
      <text:p text:style-name="P137">('2022-11-10', '2023-11-10', '80.00', 1),</text:p>
      <text:p text:style-name="P138">('2023-11-10', '2023-12-01', '6.90', 1),</text:p>
      <text:p text:style-name="P139">('2023-10-01', '2023-12-05', '16.90', 0),</text:p>
      <text:p text:style-name="P140">('2023-11-02', '2023-12-02', '8.90', 1),</text:p>
      <text:p text:style-name="P141">('2023-11-04', '2023-12-04', '13.90', 0),</text:p>
      <text:p text:style-name="P142">('2023-11-15', '2023-12-05', '5.90', 1);</text:p>
      <text:p text:style-name="P143"/>
      <text:p text:style-name="PreformattedText"><text:span text:style-name="T144">INSERT INTO `</text:span><text:span text:style-name="T145">formas_de_pagamento</text:span><text:span text:style-name="T146">`(`pix`, `dinheiro`, `cartao_debito`, `cartao_credito`)</text:span></text:p>
      <text:p text:style-name="P147">VALUES ('1', '2', '3', '4');</text:p>
      <text:p text:style-name="P148"/>
      <text:p text:style-name="PreformattedText"><text:span text:style-name="T149">INSERT INTO<text:s/></text:span><text:span text:style-name="T150">`livro_aluguel</text:span><text:span text:style-name="T151">` (`aluguel_id`, `livro_id`)</text:span></text:p>
      <text:p text:style-name="P152">VALUES<text:s/></text:p>
      <text:p text:style-name="P153">('1', '2'),</text:p>
      <text:p text:style-name="P154">('2', '5'),</text:p>
      <text:p text:style-name="P155">('1', '3'),</text:p>
      <text:p text:style-name="P156">('3', '2'),</text:p>
      <text:p text:style-name="P157">('5', '5'),</text:p>
      <text:p text:style-name="P158">('1', '5'),</text:p>
      <text:p text:style-name="P159">('4', '4'),</text:p>
      <text:p text:style-name="P160">('7', '1'),</text:p>
      <text:p text:style-name="P161">('8', '2');</text:p>
      <text:p text:style-name="P162"/>
      <text:p text:style-name="P163"/>
      <text:p text:style-name="Normal"><text:span text:style-name="T164">INSERT INTO `</text:span><text:span text:style-name="T165">formasdepagamento_aluguel</text:span><text:span text:style-name="T166">` (`formas_de_pagamento_id`, `aluguel_id`)</text:span></text:p>
      <text:p text:style-name="P167">VALUES</text:p>
      <text:p text:style-name="P168">('1', '1'),</text:p>
      <text:p text:style-name="P169">('3', '2'),</text:p>
      <text:p text:style-name="P170">('1', '3'),</text:p>
      <text:p text:style-name="P171">('3', '4'),</text:p>
      <text:p text:style-name="P172">('1', '5'),</text:p>
      <text:p text:style-name="P173">('4', '6'),</text:p>
      <text:p text:style-name="P174">('2', '7'),</text:p>
      <text:soft-page-break/>
      <text:p text:style-name="P175"><text:span text:style-name="T176">INSERT INTO `</text:span><text:span text:style-name="T177">cliente_aluguel</text:span><text:span text:style-name="T178">` (`aluguel_id`, `cliente_id`)</text:span></text:p>
      <text:p text:style-name="P179">VALUES</text:p>
      <text:p text:style-name="P180">('1', '1'),</text:p>
      <text:p text:style-name="P181">('2', '2'),</text:p>
      <text:p text:style-name="P182">('2', '1'),</text:p>
      <text:p text:style-name="P183">('1', '2'),<text:s/></text:p>
      <text:p text:style-name="P184">('3', '4'),</text:p>
      <text:p text:style-name="P185">('5', '6'),</text:p>
      <text:p text:style-name="P186">('6', '2'),</text:p>
      <text:p text:style-name="P187">('4', '8'),</text:p>
      <text:p text:style-name="P188">('7', '5'),</text:p>
      <text:p text:style-name="P189">('9', '1');</text:p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soft-page-break/>
      <text:p text:style-name="P198">Consultas:</text:p>
      <text:p text:style-name="P199"/>
      <text:p text:style-name="P200">01- Seleciona todos os clientes e seus endereços:</text:p>
      <text:p text:style-name="P201">SELECT nome_cliente, endereco</text:p>
      <text:p text:style-name="P202">FROM cliente;</text:p>
      <text:p text:style-name="P203"/>
      <text:p text:style-name="P204">02- Seleciona todos os livros ordenados por titulo:</text:p>
      <text:p text:style-name="P205">SELECT titulo_livro FROM livro ORDER BY titulo_livro;</text:p>
      <text:p text:style-name="P206"/>
      <text:p text:style-name="PreformattedText"><text:span text:style-name="T207">03-<text:s/></text:span><text:span text:style-name="T208">Seleciona</text:span><text:span text:style-name="T209"><text:s/>todos os autores da nacionalidade brasileira:</text:span></text:p>
      <text:p text:style-name="PreformattedText"><text:span text:style-name="T210">SELECT * FROM autor WHERE nacionalidade = 'Brasileiro';</text:span></text:p>
      <text:p text:style-name="P211"/>
      <text:p text:style-name="PreformattedText"><text:span text:style-name="T212">04-<text:s/></text:span><text:span text:style-name="T213">Seleciona</text:span><text:span text:style-name="T214"><text:s/>todas as datas de devolução do maior para o menor:</text:span></text:p>
      <text:p text:style-name="PreformattedText"><text:span text:style-name="T215">SELECT * FROM aluguel ORDER BY data_devolucao DESC;</text:span></text:p>
      <text:p text:style-name="P216"/>
      <text:p text:style-name="PreformattedText"><text:span text:style-name="T217">05-<text:s/></text:span><text:span text:style-name="T218">Seleciona</text:span><text:span text:style-name="T219"><text:s/>os livros publicados após 2000 ordenados por data de publicação:</text:span></text:p>
      <text:p text:style-name="PreformattedText"><text:span text:style-name="T220">SELECT titulo_livro, data_publicacao</text:span></text:p>
      <text:p text:style-name="PreformattedText"><text:span text:style-name="T221">FROM livro</text:span></text:p>
      <text:p text:style-name="PreformattedText"><text:span text:style-name="T222">WHERE data_publicacao &gt; '2000-01-01'</text:span></text:p>
      <text:p text:style-name="PreformattedText"><text:span text:style-name="T223">ORDER BY data_publicacao;</text:span></text:p>
      <text:p text:style-name="P224"/>
      <text:p text:style-name="PreformattedText"><text:span text:style-name="T225">06- Mostrar os cinco livros mais caros:</text:span></text:p>
      <text:p text:style-name="PreformattedText"><text:span text:style-name="T226">SELECT titulo_livro, valor_livro</text:span></text:p>
      <text:p text:style-name="PreformattedText"><text:span text:style-name="T227">FROM livro</text:span></text:p>
      <text:p text:style-name="PreformattedText"><text:span text:style-name="T228">ORDER BY valor_livro DESC</text:span></text:p>
      <text:p text:style-name="PreformattedText"><text:span text:style-name="T229">LIMIT 5;</text:span></text:p>
      <text:p text:style-name="P230"/>
      <text:p text:style-name="PreformattedText"><text:span text:style-name="T231">07- Calcular o valor médio dos aluguéis pagos:</text:span></text:p>
      <text:p text:style-name="PreformattedText"><text:span text:style-name="T232">SELECT AVG(valor_total) AS media_valor</text:span></text:p>
      <text:p text:style-name="PreformattedText"><text:span text:style-name="T233">FROM aluguel</text:span></text:p>
      <text:p text:style-name="PreformattedText"><text:span text:style-name="T234">WHERE pago_sim_nao = 'sim';</text:span></text:p>
      <text:p text:style-name="P235"/>
      <text:p text:style-name="PreformattedText"><text:span text:style-name="T236">08-</text:span><text:span text:style-name="T237"><text:s/></text:span><text:span text:style-name="T238">Calcular o valor total de todos os livros agrupados por gênero:</text:span></text:p>
      <text:p text:style-name="PreformattedText"><text:span text:style-name="T239">SELECT genero.titulo_genero, SUM(livro.valor_livro) AS total_valor</text:span></text:p>
      <text:p text:style-name="PreformattedText"><text:span text:style-name="T240">FROM genero</text:span></text:p>
      <text:p text:style-name="PreformattedText"><text:span text:style-name="T241">JOIN livro ON genero.id = livro.genero_id</text:span></text:p>
      <text:p text:style-name="PreformattedText"><text:span text:style-name="T242">GROUP BY genero.titulo_genero;</text:span></text:p>
      <text:p text:style-name="P243"/>
      <text:p text:style-name="P244"/>
      <text:p text:style-name="P245">09 Lista de livros por gênero:</text:p>
      <text:p text:style-name="P246">SELECT livro.titulo_livro, genero.titulo_genero</text:p>
      <text:p text:style-name="P247">FROM livro</text:p>
      <text:p text:style-name="P248">JOIN genero ON livro.genero_id = genero.id</text:p>
      <text:p text:style-name="P249">ORDER BY genero.titulo_genero, livro.titulo_livro;</text:p>
      <text:p text:style-name="P250"/>
      <text:p text:style-name="P251">10 Mostrar os clientes que não alugaram:</text:p>
      <text:p text:style-name="P252">SELECT cliente.*</text:p>
      <text:p text:style-name="P253">FROM cliente</text:p>
      <text:p text:style-name="P254">LEFT JOIN cliente_aluguel ON cliente.id = cliente_aluguel.cliente_id</text:p>
      <text:p text:style-name="P255">WHERE cliente_aluguel.id IS NULL;</text:p>
      <text:p text:style-name="P256"/>
      <text:p text:style-name="P257">11 Livros publicados após 2010:</text:p>
      <text:p text:style-name="P258">SELECT *</text:p>
      <text:p text:style-name="P259">FROM livro</text:p>
      <text:soft-page-break/>
      <text:p text:style-name="P260">WHERE data_publicacao &gt; '2010-01-01';</text:p>
      <text:p text:style-name="P261"/>
      <text:p text:style-name="P262"/>
      <text:p text:style-name="P263"/>
      <text:p text:style-name="P264"/>
      <text:p text:style-name="P265"/>
      <text:p text:style-name="P266">12 Mostrar todos os clientes que pagaram em dinheiro:</text:p>
      <text:p text:style-name="P267">SELECT aluguel.data_inicio, aluguel.valor_total</text:p>
      <text:p text:style-name="P268">FROM aluguel</text:p>
      <text:p text:style-name="P269">JOIN formasdepagamento_aluguel ON aluguel.id = formasdepagamento_aluguel.aluguel_id</text:p>
      <text:p text:style-name="P270">WHERE formasdepagamento_aluguel.formas_de_pagamento_id = 2;</text:p>
      <text:p text:style-name="P271"/>
      <text:p text:style-name="P272">13- Listar todos os livros de um determinado autor:</text:p>
      <text:p text:style-name="P273">SELECT livro.titulo_livro, autor.nome_autor</text:p>
      <text:p text:style-name="P274">FROM livro</text:p>
      <text:p text:style-name="P275">JOIN autor ON livro.autor_id = autor.id</text:p>
      <text:p text:style-name="P276">WHERE autor.nome_autor = 'Chuck Religion';</text:p>
      <text:p text:style-name="P277"/>
      <text:p text:style-name="P278">14- Quantidade de alugueis por cliente:<text:s/></text:p>
      <text:p text:style-name="P279">SELECT cliente.nome_cliente, COUNT(aluguel.id) AS total_alugueis</text:p>
      <text:p text:style-name="P280">FROM cliente</text:p>
      <text:p text:style-name="P281">LEFT JOIN cliente_aluguel ON cliente.id = cliente_aluguel.cliente_id</text:p>
      <text:p text:style-name="P282">LEFT JOIN aluguel ON cliente_aluguel.aluguel_id = aluguel.id</text:p>
      <text:p text:style-name="P283">GROUP BY cliente.nome_cliente;</text:p>
      <text:p text:style-name="P284"/>
      <text:p text:style-name="P285">15- Listar os livros alugados por um cliente especifico:<text:s/></text:p>
      <text:p text:style-name="P286">SELECT cliente.nome_cliente, livro.titulo_livro</text:p>
      <text:p text:style-name="P287">FROM cliente</text:p>
      <text:p text:style-name="P288">JOIN cliente_aluguel ON cliente.id = cliente_aluguel.cliente_id</text:p>
      <text:p text:style-name="P289">JOIN aluguel ON cliente_aluguel.aluguel_id = aluguel.id</text:p>
      <text:p text:style-name="P290">JOIN livro_aluguel ON aluguel.id = livro_aluguel.aluguel_id</text:p>
      <text:p text:style-name="P291">JOIN livro ON livro_aluguel.livro_id = livro.id</text:p>
      <text:p text:style-name="P292">WHERE cliente.nome_cliente = 'John Andrew Winchester';</text:p>
      <text:p text:style-name="P293"/>
      <text:p text:style-name="PreformattedText"><text:span text:style-name="T294">16-Listar um top 5 dos clientes que mais alugaram livros:<text:s/></text:span></text:p>
      <text:p text:style-name="P295">SELECT cliente.nome_cliente, COUNT(aluguel.id) AS total_alugueis</text:p>
      <text:p text:style-name="P296">FROM cliente</text:p>
      <text:p text:style-name="P297">LEFT JOIN cliente_aluguel ON cliente.id = cliente_aluguel.cliente_id</text:p>
      <text:p text:style-name="P298">LEFT JOIN aluguel ON cliente_aluguel.aluguel_id = aluguel.id</text:p>
      <text:p text:style-name="P299">GROUP BY cliente.nome_cliente</text:p>
      <text:p text:style-name="P300">ORDER BY total_alugueis DESC</text:p>
      <text:p text:style-name="P301">LIMIT 5;</text:p>
      <text:p text:style-name="P302"/>
      <text:p text:style-name="P303">17-Listar os livros alugados por cliente e ordenados pela data de inicio:<text:s/></text:p>
      <text:p text:style-name="P304">SELECT cliente.nome_cliente, livro.titulo_livro, aluguel.data_inicio</text:p>
      <text:p text:style-name="P305">FROM cliente</text:p>
      <text:p text:style-name="P306">JOIN cliente_aluguel ON cliente.id = cliente_aluguel.cliente_id</text:p>
      <text:p text:style-name="P307">JOIN aluguel ON cliente_aluguel.aluguel_id = aluguel.id</text:p>
      <text:p text:style-name="P308">JOIN livro_aluguel ON aluguel.id = livro_aluguel.aluguel_id</text:p>
      <text:p text:style-name="P309">JOIN livro ON livro_aluguel.livro_id = livro.id</text:p>
      <text:p text:style-name="P310">ORDER BY cliente.nome_cliente, aluguel.data_inicio;</text:p>
      <text:p text:style-name="P311"/>
      <text:p text:style-name="P312">18 Encontrar clientes que já fizeram mais de 1 aluguel:</text:p>
      <text:p text:style-name="P313">SELECT cliente.nome_cliente, COUNT(cliente_aluguel.cliente_id) AS quantidade_alugueis</text:p>
      <text:soft-page-break/>
      <text:p text:style-name="P314">FROM cliente</text:p>
      <text:p text:style-name="P315">JOIN cliente_aluguel ON cliente.id = cliente_aluguel.cliente_id</text:p>
      <text:p text:style-name="P316">GROUP BY cliente.nome_cliente</text:p>
      <text:p text:style-name="P317">HAVING quantidade_alugueis &gt; 1;</text:p>
      <text:p text:style-name="P318"/>
      <text:p text:style-name="P319"/>
      <text:p text:style-name="P320">19- Calcular o valor total recebido em cada forma de pagamento</text:p>
      <text:p text:style-name="P321">SELECT formas_de_pagamento.*, SUM(formasdepagamento_aluguel.dinheiro) AS total_dinheiro</text:p>
      <text:p text:style-name="P322">FROM formas_de_pagamento</text:p>
      <text:p text:style-name="P323">JOIN formasdepagamento_aluguel ON formas_de_pagamento.id = formasdepagamento_aluguel.formas_de_pagamento_id</text:p>
      <text:p text:style-name="P324">GROUP BY formas_de_pagamento.id;</text:p>
      <text:p text:style-name="P325"/>
      <text:p text:style-name="P326">20 – Encontrar alugueis pagos com cartão de credito</text:p>
      <text:p text:style-name="P327">SELECT aluguel.*, formas_de_pagamento.cartao_credito</text:p>
      <text:p text:style-name="P328">FROM aluguel</text:p>
      <text:p text:style-name="P329">JOIN formasdepagamento_aluguel ON aluguel.id = formasdepagamento_aluguel.aluguel_id</text:p>
      <text:p text:style-name="P330">JOIN formas_de_pagamento ON formasdepagamento_aluguel.formas_de_pagamento_id = formas_de_pagamento.id</text:p>
      <text:p text:style-name="P331">WHERE formas_de_pagamento.cartao_credito &gt; 0;</text:p>
      <text:p text:style-name="P332"/>
      <text:p text:style-name="PreformattedText"><text:span text:style-name="T333">21- Listar os clientes que não pagaram ainda:</text:span></text:p>
      <text:p text:style-name="P334">SELECT cliente.nome_cliente, aluguel.valor_total</text:p>
      <text:p text:style-name="P335">FROM cliente</text:p>
      <text:p text:style-name="P336">JOIN cliente_aluguel ON cliente.id = cliente_aluguel.cliente_id</text:p>
      <text:p text:style-name="P337">JOIN aluguel ON cliente_aluguel.aluguel_id = aluguel.id</text:p>
      <text:p text:style-name="P338">WHERE aluguel.pago_sim_nao = 0;</text:p>
      <text:p text:style-name="P339"/>
      <text:p text:style-name="P340">22- Visualizar o ID do aluguel:</text:p>
      <text:p text:style-name="P341">SELECT id FROM aluguel;</text:p>
      <text:p text:style-name="P342"/>
      <text:p text:style-name="P343">23- Visualizar o ID do cliente:</text:p>
      <text:p text:style-name="PreformattedText"><text:span text:style-name="T344">SELECT id FROM cliente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Calibri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asian="Calibri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asian="Calib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Calibri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Ênfase" style:display-name="Ênfase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icole Andrade</dc:creator>
    <meta:creation-date>2023-12-07T13:23:00Z</meta:creation-date>
    <dc:date>2023-12-08T02:18:00Z</dc:date>
    <meta:template xlink:href="Normal.dotm" xlink:type="simple"/>
    <meta:editing-cycles>7</meta:editing-cycles>
    <meta:editing-duration>PT8160S</meta:editing-duration>
    <meta:document-statistic meta:page-count="8" meta:paragraph-count="20" meta:word-count="1521" meta:character-count="10173" meta:row-count="72" meta:non-whitespace-character-count="8672"/>
  </office:meta>
</office:document-meta>
</file>